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officeooo:rsid="000dad51" officeooo:paragraph-rsid="000dad51"/>
    </style:style>
    <style:style style:name="P3" style:family="paragraph" style:parent-style-name="Preformatted_20_Text">
      <style:text-properties officeooo:rsid="001e0df9" officeooo:paragraph-rsid="002112f4"/>
    </style:style>
    <style:style style:name="P4" style:family="paragraph" style:parent-style-name="Frame_20_contents">
      <style:text-properties officeooo:rsid="00273b68" officeooo:paragraph-rsid="00273b68"/>
    </style:style>
    <style:style style:name="P5" style:family="paragraph" style:parent-style-name="Preformatted_20_Text">
      <style:text-properties officeooo:rsid="002112f4" officeooo:paragraph-rsid="002112f4"/>
    </style:style>
    <style:style style:name="P6" style:family="paragraph" style:parent-style-name="Frame_20_contents">
      <style:text-properties officeooo:rsid="00273b68" officeooo:paragraph-rsid="00273b68"/>
    </style:style>
    <style:style style:name="P7" style:family="paragraph" style:parent-style-name="Heading_20_1"/>
    <style:style style:name="P8" style:family="paragraph" style:parent-style-name="Preformatted_20_Text" style:list-style-name="L1">
      <style:text-properties officeooo:rsid="002112f4" officeooo:paragraph-rsid="002112f4"/>
    </style:style>
    <style:style style:name="T1" style:family="text">
      <style:text-properties officeooo:rsid="000f7497"/>
    </style:style>
    <style:style style:name="T2" style:family="text">
      <style:text-properties officeooo:rsid="002112f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12f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7811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h text:style-name="Heading_20_1" text:outline-level="1">Forewords</text:h>
        </text:list-item>
      </text:list>
      <text:p text:style-name="P3">My deepest gratitude to <text:span text:style-name="T4">Galyna, Cory</text:span> for her <text:span text:style-name="T2">project management and encouragement throughout AutomataCI project</text:span>. <text:span text:style-name="T2">Also, special thanks to the following individuals who consistently, never fails to provide all forms of supports:</text:span></text:p>
      <text:list text:style-name="L1">
        <text:list-item>
          <text:p text:style-name="P8"><text:span text:style-name="T3">Tiu Sook Ching</text:span> – consistent &amp; unconditional moral support throughout my life</text:p>
        </text:list-item>
        <text:list-item>
          <text:p text:style-name="P8"><text:span text:style-name="T3">Ang Shiau Wen</text:span> – consistent moral support through the years</text:p>
        </text:list-item>
        <text:list-item>
          <text:p text:style-name="P8"><text:span text:style-name="T3">Sibertius</text:span><text:span text:style-name="T5"> – marketing mentoring, design advisory, and a great friend from Sweden</text:span></text:p>
        </text:list-item>
        <text:list-item>
          <text:p text:style-name="P8"><text:span text:style-name="T3">Oksana Shalina</text:span> – moral support from Russia.</text:p>
        </text:list-item>
      </text:list>
      <text:p text:style-name="P5"/>
      <text:p text:style-name="P4">This book is entirely written by human.</text:p>
      <text:p text:style-name="P4"/>
      <text:p text:style-name="P4">If you spot any grammatical or technical errors, please report it to <text:a xlink:type="simple" xlink:href="https://github.com/ChewKeanHo/AutomataCI/issues" text:style-name="Internet_20_link" text:visited-style-name="Visited_20_Internet_20_Link">https://github.com/ChewKeanHo/AutomataCI/issues</text:a> with the following:</text:p>
      <text:p text:style-name="P4"/>
      <text:p text:style-name="P4">(1) Screenshot where it goes wrong</text:p>
      <text:p text:style-name="P4">(2) Provide a copy-paste capable text correction</text:p>
      <text:p text:style-name="P4">(3) Your full name and email address for acknowledgement listed above.</text:p>
      <text:p text:style-name="P4"/>
      <text:p text:style-name="P4">Thank yo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stroke" fo:language="zh" fo:country="TW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officeooo:rsid="000dad51" officeooo:paragraph-rsid="000dad51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Footer_20_right">Page <text:page-number text:select-page="current">0</text:page-number><text:s/>of <text:page-count>1</text:page-count><text:s/><text:span text:style-name="MT1">| </text:span><text:title>Forewords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><text:title>Forewords</text:title><text:s/><text:span text:style-name="MT1">| </text:span>Page <text:page-number text:select-page="current">0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7:07:58.400321828</meta:creation-date>
    <dc:title>Forewords</dc:title>
    <meta:generator>LibreOffice/24.2.1.2$Linux_X86_64 LibreOffice_project/db4def46b0453cc22e2d0305797cf981b68ef5ac</meta:generator>
    <meta:editing-duration>PT15M1S</meta:editing-duration>
    <meta:editing-cycles>7</meta:editing-cycles>
    <dc:contributor>(Holloway) Chew</dc:contributor>
    <dc:contributor>Kean Ho</dc:contributor>
    <dc:coverage>forewords</dc:coverage>
    <dc:identifier>automataci-forewords_en</dc:identifier>
    <dc:subject>A fragment of AutomataCI engineering specification</dc:subject>
    <meta:initial-creator>Kean Ho Chew</meta:initial-creator>
    <dc:publisher>AutomataCI Team</dc:publisher>
    <meta:keyword>forewords</meta:keyword>
    <dc:date>2024-03-27T07:26:19.859738600</dc:date>
    <dc:creator>Kean Ho Chew</dc:creator>
    <meta:document-statistic meta:table-count="0" meta:image-count="0" meta:object-count="0" meta:page-count="1" meta:paragraph-count="15" meta:word-count="136" meta:character-count="887" meta:non-whitespace-character-count="764"/>
    <meta:template xlink:type="simple" xlink:actuate="onRequest" xlink:title="Noto Sans Light Default Template" xlink:href="../../../../../../../../templates/default.ott" meta:date="2024-03-25T07:09:47.213847945"/>
  </office:meta>
</office:document-meta>
</file>